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Pictures/2000049900001D77000012853C2ABE65.svm"/>
  <manifest:file-entry manifest:media-type="" manifest:full-path="Pictures/2000011900001E4F000012FEFEB4FE21.svm"/>
  <manifest:file-entry manifest:media-type="" manifest:full-path="Pictures/200001A000001AD4000018330119062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2" style:family="graphic" style:parent-style-name="standard">
      <style:graphic-properties svg:stroke-width="0.102cm" draw:marker-start-width="0.352cm" draw:marker-end-width="0.352cm" draw:fill="none" draw:textarea-horizontal-align="justify" draw:textarea-vertical-align="middle" draw:auto-grow-height="false" fo:padding-top="0.175cm" fo:padding-bottom="0.175cm" fo:padding-left="0.3cm" fo:padding-right="0.3cm"/>
    </style:style>
    <style:style style:name="gr3" style:family="graphic" style:parent-style-name="standard">
      <style:graphic-properties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svg:stroke-width="0.051cm" draw:marker-start-width="0.276cm" draw:marker-end-width="0.276cm" draw:fill="solid" draw:fill-color="#e6e6e6"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dash" draw:stroke-dash="Fine_20_Dashed_20__28_var_29_"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6" style:family="graphic" style:parent-style-name="standard">
      <style:graphic-properties draw:stroke="none" draw:stroke-dash="Fine_20_Dashed_20__28_var_29_" svg:stroke-width="0.102cm" draw:marker-start-width="0.352cm" draw:marker-end-width="0.352cm" draw:fill="solid" draw:fill-color="#ffffff" draw:textarea-horizontal-align="justify" draw:textarea-vertical-align="middle" draw:auto-grow-height="false" fo:padding-top="0.175cm" fo:padding-bottom="0.175cm" fo:padding-left="0.3cm" fo:padding-right="0.3cm"/>
    </style:style>
    <style:style style:name="gr7" style:family="graphic" style:parent-style-name="standard">
      <style:graphic-properties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8" style:family="graphic" style:parent-style-name="standard" style:list-style-name="L1">
      <style:graphic-properties draw:stroke="none" svg:stroke-color="#000000" draw:fill="none" draw:fill-color="#ffffff" draw:textarea-horizontal-align="left" draw:auto-grow-height="true" draw:auto-grow-width="false" fo:min-height="0cm" fo:min-width="0.029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11" style:family="graphic" style:parent-style-name="standard">
      <style:graphic-properties draw:stroke="dash" draw:stroke-dash="Fine_20_Dashed_20__28_var_29_" svg:stroke-width="0.102cm" draw:marker-start-width="0.352cm" draw:marker-end-width="0.352cm" draw:fill="none" draw:textarea-horizontal-align="justify" draw:textarea-vertical-align="middle" draw:auto-grow-height="false" fo:padding-top="0.175cm" fo:padding-bottom="0.175cm" fo:padding-left="0.3cm" fo:padding-right="0.3cm"/>
    </style:style>
    <style:style style:name="gr12" style:family="graphic" style:parent-style-name="standard">
      <style:graphic-properties draw:stroke="dash" draw:stroke-dash="Fine_20_Dashed_20__28_var_29_" svg:stroke-width="0.051cm" draw:marker-start-width="0.276cm" draw:marker-end-width="0.276cm" draw:textarea-horizontal-align="center" draw:textarea-vertical-align="middle" fo:padding-top="0.15cm" fo:padding-bottom="0.15cm" fo:padding-left="0.275cm" fo:padding-right="0.275cm"/>
    </style:style>
    <style:style style:name="gr13" style:family="graphic" style:parent-style-name="standard">
      <style:graphic-properties svg:stroke-width="0.076cm" draw:marker-start="Arrow" draw:marker-start-width="0.254cm" draw:marker-end="Arrow" draw:marker-end-width="0.254cm" draw:textarea-horizontal-align="center" draw:textarea-vertical-align="middle" fo:padding-top="0.162cm" fo:padding-bottom="0.162cm" fo:padding-left="0.287cm" fo:padding-right="0.287cm"/>
    </style:style>
    <style:style style:name="gr14" style:family="graphic" style:parent-style-name="standard">
      <style:graphic-properties svg:stroke-width="0.102cm" svg:stroke-color="#ffffff" draw:marker-start-width="0.352cm" draw:marker-end-width="0.352cm" draw:fill="solid" draw:fill-color="#ffffff" draw:textarea-horizontal-align="center" draw:textarea-vertical-align="middle" fo:padding-top="0.175cm" fo:padding-bottom="0.175cm" fo:padding-left="0.3cm" fo:padding-right="0.3cm"/>
    </style:style>
    <style:style style:name="gr15" style:family="graphic" style:parent-style-name="standard">
      <style:graphic-properties svg:stroke-width="0.051cm" svg:stroke-color="#ffffff" draw:marker-start-width="0.276cm" draw:marker-end-width="0.276cm" draw:textarea-horizontal-align="center" draw:textarea-vertical-align="middle" fo:padding-top="0.15cm" fo:padding-bottom="0.15cm" fo:padding-left="0.275cm" fo:padding-right="0.275cm"/>
    </style:style>
    <style:style style:name="gr16"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17"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18" style:family="graphic" style:parent-style-name="standard" style:list-style-name="L1">
      <style:graphic-properties draw:stroke="none" svg:stroke-color="#000000" draw:fill="solid" draw:fill-color="#ffffff" draw:textarea-horizontal-align="left" draw:auto-grow-height="true" draw:auto-grow-width="false" fo:min-height="0cm" fo:min-width="0.029cm"/>
    </style:style>
    <style:style style:name="gr19" style:family="graphic" style:parent-style-name="standard">
      <style:graphic-properties draw:stroke="none" draw:fill="none" fo:min-height="0.443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svg:stroke-width="0.025cm" draw:marker-start-width="0.237cm" draw:marker-end-width="0.237cm" draw:fill="none" draw:textarea-horizontal-align="justify" draw:textarea-vertical-align="middle" draw:auto-grow-height="false" fo:padding-top="0.137cm" fo:padding-bottom="0.137cm" fo:padding-left="0.262cm" fo:padding-right="0.262cm"/>
    </style:style>
    <style:style style:name="gr22" style:family="graphic" style:parent-style-name="standard">
      <style:graphic-properties svg:stroke-width="0.051cm" draw:marker-start-width="0.276cm" draw:marker-end-width="0.276cm" draw:fill="none" draw:fill-color="#00ff00" draw:textarea-horizontal-align="justify" draw:textarea-vertical-align="middle" draw:auto-grow-height="false" fo:padding-top="0.15cm" fo:padding-bottom="0.15cm" fo:padding-left="0.275cm" fo:padding-right="0.275cm"/>
    </style:style>
    <style:style style:name="gr23" style:family="graphic" style:parent-style-name="standard">
      <style:graphic-properties svg:stroke-width="0.051cm" draw:marker-start="Arrow" draw:marker-start-width="0.229cm" draw:marker-end="Arrow" draw:marker-end-width="0.229cm" draw:textarea-horizontal-align="center" draw:textarea-vertical-align="middle" fo:padding-top="0.15cm" fo:padding-bottom="0.15cm" fo:padding-left="0.275cm" fo:padding-right="0.275cm"/>
    </style:style>
    <style:style style:name="gr24" style:family="graphic" style:parent-style-name="standard">
      <style:graphic-properties svg:stroke-width="0.051cm" draw:marker-start-width="0.276cm" draw:marker-end-width="0.276cm" draw:fill="none" draw:fill-color="#ffff00" draw:textarea-horizontal-align="justify" draw:textarea-vertical-align="middle" draw:auto-grow-height="false" fo:padding-top="0.15cm" fo:padding-bottom="0.15cm" fo:padding-left="0.275cm" fo:padding-right="0.275cm"/>
    </style:style>
    <style:style style:name="gr25" style:family="graphic" style:parent-style-name="standard" style:list-style-name="L1">
      <style:graphic-properties draw:stroke="none" svg:stroke-color="#000000" draw:fill="solid" draw:fill-color="#ffffff" draw:textarea-horizontal-align="left" draw:auto-grow-height="true" draw:auto-grow-width="false" fo:min-height="0cm" fo:min-width="0.029cm"/>
    </style:style>
    <style:style style:name="P1" style:family="paragraph">
      <style:paragraph-properties fo:text-align="center"/>
    </style:style>
    <style:style style:name="P2" style:family="paragraph">
      <style:paragraph-properties fo:text-align="center"/>
      <style:text-properties fo:font-family="Helvetica" style:font-family-generic="swiss" fo:font-size="10pt" style:font-size-asian="10pt" style:font-size-complex="10pt"/>
    </style:style>
    <style:style style:name="P3" style:family="paragraph">
      <style:paragraph-properties fo:text-align="center"/>
      <style:text-properties fo:font-family="Helvetica" style:font-family-generic="swiss" fo:font-size="10pt" fo:font-weight="normal" style:font-size-asian="10pt" style:font-weight-asian="normal" style:font-size-complex="10pt" style:font-weight-complex="normal"/>
    </style:style>
    <style:style style:name="P4" style:family="paragraph">
      <style:paragraph-properties fo:text-align="center"/>
      <style:text-properties fo:font-family="Helvetica" style:font-family-generic="swiss" fo:font-size="10pt" fo:font-weight="bold" style:font-size-asian="10pt" style:font-weight-asian="bold" style:font-size-complex="10pt" style:font-weight-complex="bold"/>
    </style:style>
    <style:style style:name="P5" style:family="paragraph">
      <style:paragraph-properties fo:margin-left="0cm" fo:margin-right="0cm" fo:margin-top="0cm" fo:margin-bottom="0cm" fo:line-height="100%" fo:text-align="center" fo:text-indent="0cm"/>
    </style:style>
    <style:style style:name="P6"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P7" style:family="paragraph">
      <style:text-properties fo:font-family="Helvetica" style:font-family-generic="swiss" fo:font-size="10pt" style:font-size-asian="10pt" style:font-size-complex="10pt"/>
    </style:style>
    <style:style style:name="P8" style:family="paragraph">
      <style:paragraph-properties fo:text-align="center"/>
      <style:text-properties fo:font-family="Helvetica" style:font-family-generic="swiss" fo:font-size="16pt" style:font-size-asian="16pt" style:font-size-complex="16pt"/>
    </style:style>
    <style:style style:name="P9" style:family="paragraph">
      <style:paragraph-properties fo:text-align="center"/>
      <style:text-properties fo:font-size="12pt" style:font-size-asian="12pt" style:font-size-complex="12pt"/>
    </style:style>
    <style:style style:name="T1" style:family="text">
      <style:text-properties fo:font-family="Helvetica" style:font-family-generic="swiss" fo:font-size="10pt" style:font-size-asian="10pt" style:font-size-complex="10pt"/>
    </style:style>
    <style:style style:name="T2" style:family="text">
      <style:text-properties fo:font-family="Helvetica" style:font-family-generic="swiss" fo:font-size="10pt" fo:font-weight="normal" style:font-size-asian="10pt" style:font-weight-asian="normal" style:font-size-complex="10pt" style:font-weight-complex="normal"/>
    </style:style>
    <style:style style:name="T3" style:family="text">
      <style:text-properties fo:font-family="Helvetica" style:font-family-generic="swiss" fo:font-size="10pt" fo:font-weight="bold" style:font-size-asian="10pt" style:font-weight-asian="bold" style:font-size-complex="10pt" style:font-weight-complex="bold"/>
    </style:style>
    <style:style style:name="T4" style:family="text">
      <style:text-properties style:use-window-font-color="true" style:text-outline="false" style:text-line-through-style="none" fo:font-family="Helvetica" style:font-family-generic="swiss" fo:font-size="10pt" fo:font-style="normal" fo:text-shadow="none" style:text-underline-style="none" fo:font-weight="normal" style:letter-kerning="true" style:font-family-asian="'DejaVu Sans'" style:font-family-generic-asian="system" style:font-pitch-asian="variable" style:font-size-asian="10pt" style:font-style-asian="normal" style:font-weight-asian="normal" style:font-family-complex="'DejaVu Sans'" style:font-family-generic-complex="system" style:font-pitch-complex="variable" style:font-size-complex="10pt" style:font-style-complex="normal" style:font-weight-complex="normal" style:text-emphasize="none" style:font-relief="none"/>
    </style:style>
    <style:style style:name="T5" style:family="text">
      <style:text-properties fo:font-family="Helvetica" style:font-family-generic="swiss" fo:font-size="16pt" style:font-size-asian="16pt" style:font-size-complex="16pt"/>
    </style:style>
    <style:style style:name="T6" style:family="text">
      <style:text-properties fo:font-family="Helvetica" style:font-family-generic="swiss" fo:font-size="14pt" style:font-size-asian="14pt" style:font-size-complex="14pt"/>
    </style:style>
    <style:style style:name="T7" style:family="text">
      <style:text-properties fo:font-family="Helvetica" style:font-family-generic="swis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onnector draw:style-name="gr1" draw:text-style-name="P1" draw:layer="layout" svg:x1="8.161cm" svg:y1="11.535cm" svg:x2="9.422cm" svg:y2="11.554cm" draw:start-shape="id1" draw:start-glue-point="7" draw:end-shape="id2" draw:end-glue-point="7" svg:d="m8161 11535h625v19h636">
            <text:p/>
          </draw:connector>
          <draw:connector draw:style-name="gr1" draw:text-style-name="P1" draw:layer="layout" svg:x1="6.387cm" svg:y1="13.265cm" svg:x2="6.391cm" svg:y2="14.646cm" draw:start-shape="id1" draw:start-glue-point="6" draw:end-shape="id3" draw:end-glue-point="7" svg:d="m6387 13265v698h4v683">
            <text:p/>
          </draw:connector>
          <draw:g draw:id="id2">
            <draw:glue-point draw:id="4" svg:x="-0.992cm" svg:y="-4.988cm"/>
            <draw:glue-point draw:id="5" svg:x="1.021cm" svg:y="4.958cm"/>
            <draw:glue-point draw:id="6" svg:x="-0.556cm" svg:y="4.088cm"/>
            <draw:glue-point draw:id="7" svg:x="-3.943cm" svg:y="0.688cm"/>
            <draw:custom-shape draw:style-name="gr2" draw:text-style-name="P2" draw:layer="layout" svg:width="3.543cm" svg:height="3.505cm" svg:x="9.417cm" svg:y="9.78cm">
              <draw:glue-point draw:id="4" svg:x="-5.018cm" svg:y="0.008cm"/>
              <draw:glue-point draw:id="5" svg:x="-3.513cm" svg:y="-3.538cm"/>
              <draw:glue-point draw:id="6" svg:x="0.007cm" svg:y="-5cm"/>
              <draw:glue-point draw:id="7" svg:x="3.515cm" svg:y="-3.538cm"/>
              <draw:glue-point draw:id="8" svg:x="5.006cm" svg:y="0.008cm"/>
              <draw:glue-point draw:id="9" svg:x="3.531cm" svg:y="3.524cm"/>
              <draw:glue-point draw:id="10" svg:x="-0.019cm" svg:y="5.002cm"/>
              <draw:glue-point draw:id="11" svg:x="-3.527cm" svg:y="3.554cm"/>
              <text:p text:style-name="P1"><text:span text:style-name="T1">RTSNoC</text:span></text:p>
              <text:p text:style-name="P1"><text:span text:style-name="T1">Route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3" draw:layer="layout" svg:width="1.201cm" svg:height="1.201cm" svg:x="10.588cm" svg:y="8.571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12.318cm" svg:y="9.243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12.318cm" svg:y="12.585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8.854cm" svg:y="9.243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201cm" svg:height="1.201cm" svg:x="8.9cm" svg:y="12.617cm">
              <text:p text:style-name="P1"><text:span text:style-name="T3">IO</text:span></text:p>
              <text:p text:style-name="P1"><text:span text:style-name="T3">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13.019cm" svg:y="10.944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id="id1">
            <draw:glue-point draw:id="4" svg:x="-0.992cm" svg:y="-4.988cm"/>
            <draw:glue-point draw:id="5" svg:x="1.021cm" svg:y="4.958cm"/>
            <draw:glue-point draw:id="6" svg:x="0.603cm" svg:y="4.003cm"/>
            <draw:glue-point draw:id="7" svg:x="3.948cm" svg:y="0.686cm"/>
            <draw:custom-shape draw:style-name="gr2" draw:text-style-name="P2" draw:layer="layout" svg:width="3.543cm" svg:height="3.505cm" svg:x="4.618cm" svg:y="9.78cm">
              <draw:glue-point draw:id="4" svg:x="-5.018cm" svg:y="0.008cm"/>
              <draw:glue-point draw:id="5" svg:x="-3.513cm" svg:y="-3.538cm"/>
              <draw:glue-point draw:id="6" svg:x="0.007cm" svg:y="-5cm"/>
              <draw:glue-point draw:id="7" svg:x="3.515cm" svg:y="-3.538cm"/>
              <draw:glue-point draw:id="8" svg:x="5.006cm" svg:y="0.008cm"/>
              <draw:glue-point draw:id="9" svg:x="3.531cm" svg:y="3.524cm"/>
              <draw:glue-point draw:id="10" svg:x="-0.019cm" svg:y="5.002cm"/>
              <draw:glue-point draw:id="11" svg:x="-3.527cm" svg:y="3.554cm"/>
              <text:p text:style-name="P1"><text:span text:style-name="T1">RTSNoC</text:span></text:p>
              <text:p text:style-name="P1"><text:span text:style-name="T1">Route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 draw:text-style-name="P4" draw:layer="layout" svg:width="1.201cm" svg:height="1.201cm" svg:x="3.417cm" svg:y="10.932cm">
              <text:p text:style-name="P1"><text:span text:style-name="T3">CPU</text:span></text:p>
              <text:p text:style-name="P1"><text:span text:style-name="T3">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5.789cm" svg:y="8.571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7.519cm" svg:y="9.243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7.519cm" svg:y="12.585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4.055cm" svg:y="12.585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4.055cm" svg:y="9.243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id="id3">
            <draw:glue-point draw:id="4" svg:x="-0.992cm" svg:y="-4.988cm"/>
            <draw:glue-point draw:id="5" svg:x="1.021cm" svg:y="4.958cm"/>
            <draw:glue-point draw:id="6" svg:x="3.946cm" svg:y="-0.655cm"/>
            <draw:glue-point draw:id="7" svg:x="0.609cm" svg:y="-4.052cm"/>
            <draw:custom-shape draw:style-name="gr2" draw:text-style-name="P2" draw:layer="layout" svg:width="3.543cm" svg:height="3.505cm" svg:x="4.619cm" svg:y="14.68cm">
              <draw:glue-point draw:id="4" svg:x="-5.018cm" svg:y="0.008cm"/>
              <draw:glue-point draw:id="5" svg:x="-3.513cm" svg:y="-3.538cm"/>
              <draw:glue-point draw:id="6" svg:x="0.007cm" svg:y="-5cm"/>
              <draw:glue-point draw:id="7" svg:x="3.515cm" svg:y="-3.538cm"/>
              <draw:glue-point draw:id="8" svg:x="5.006cm" svg:y="0.008cm"/>
              <draw:glue-point draw:id="9" svg:x="3.531cm" svg:y="3.524cm"/>
              <draw:glue-point draw:id="10" svg:x="-0.019cm" svg:y="5.002cm"/>
              <draw:glue-point draw:id="11" svg:x="-3.527cm" svg:y="3.554cm"/>
              <text:p text:style-name="P1"><text:span text:style-name="T1">RTSNoC</text:span></text:p>
              <text:p text:style-name="P1"><text:span text:style-name="T1">Route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3" draw:layer="layout" svg:width="1.201cm" svg:height="1.201cm" svg:x="3.418cm" svg:y="15.832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201cm" svg:height="1.201cm" svg:x="5.79cm" svg:y="18.238cm">
              <text:p text:style-name="P1"><text:span text:style-name="T3">CPU</text:span></text:p>
              <text:p text:style-name="P1"><text:span text:style-name="T3">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7.52cm" svg:y="14.143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7.52cm" svg:y="17.485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4.056cm" svg:y="17.485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4.056cm" svg:y="14.143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992cm" svg:y="-4.988cm"/>
          <draw:glue-point draw:id="5" svg:x="1.021cm" svg:y="4.958cm"/>
          <draw:custom-shape draw:style-name="gr2" draw:text-style-name="P2" draw:layer="layout" svg:width="5.043cm" svg:height="4.988cm" svg:x="33.63cm" svg:y="20.93cm">
            <draw:glue-point draw:id="4" svg:x="-5.018cm" svg:y="0.008cm"/>
            <draw:glue-point draw:id="5" svg:x="-3.513cm" svg:y="-3.538cm"/>
            <draw:glue-point draw:id="6" svg:x="0.007cm" svg:y="-5cm"/>
            <draw:glue-point draw:id="7" svg:x="3.515cm" svg:y="-3.538cm"/>
            <draw:glue-point draw:id="8" svg:x="5.006cm" svg:y="0.008cm"/>
            <draw:glue-point draw:id="9" svg:x="3.531cm" svg:y="3.524cm"/>
            <draw:glue-point draw:id="10" svg:x="-0.019cm" svg:y="5.002cm"/>
            <draw:glue-point draw:id="11" svg:x="-3.527cm" svg:y="3.554cm"/>
            <text:p text:style-name="P1"><text:span text:style-name="T1">RTSNoC</text:span></text:p>
            <text:p text:style-name="P1"><text:span text:style-name="T1">Route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2" draw:layer="layout" svg:width="1.789cm" svg:height="1.143cm" svg:x="38.735cm" svg:y="22.853cm">
            <text:p text:style-name="P1"><text:span text:style-name="T1">Application</text:span></text:p>
            <text:p text:style-name="P1"><text:span text:style-name="T1">node</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1.789cm" svg:height="1.143cm" svg:x="31.765cm" svg:y="22.854cm">
            <text:p text:style-name="P1"><text:span text:style-name="T1">Application</text:span></text:p>
            <text:p text:style-name="P1"><text:span text:style-name="T1">node</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1.789cm" svg:height="1.143cm" svg:x="32.567cm" svg:y="20.524cm">
            <text:p text:style-name="P1"><text:span text:style-name="T1">Application</text:span></text:p>
            <text:p text:style-name="P1"><text:span text:style-name="T1">node</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1.789cm" svg:height="1.143cm" svg:x="37.945cm" svg:y="20.539cm">
            <text:p text:style-name="P1"><text:span text:style-name="T1">Application</text:span></text:p>
            <text:p text:style-name="P1"><text:span text:style-name="T1">node</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1.789cm" svg:height="1.143cm" svg:x="37.975cm" svg:y="25.174cm">
            <text:p text:style-name="P1"><text:span text:style-name="T1">Application</text:span></text:p>
            <text:p text:style-name="P1"><text:span text:style-name="T1">node</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1.789cm" svg:height="1.143cm" svg:x="32.556cm" svg:y="25.218cm">
            <text:p text:style-name="P1"><text:span text:style-name="T1">Application</text:span></text:p>
            <text:p text:style-name="P1"><text:span text:style-name="T1">node</text:span></text:p>
            <draw:enhanced-geometry svg:viewBox="0 0 21600 21600" draw:mirror-horizontal="false" draw:mirror-vertical="false" draw:type="rectangle" draw:enhanced-path="M 0 0 L 21600 0 21600 21600 0 21600 0 0 Z N"/>
          </draw:custom-shape>
          <draw:custom-shape draw:style-name="gr5" draw:text-style-name="P2" draw:layer="layout" svg:width="1.789cm" svg:height="1.143cm" svg:x="35.263cm" svg:y="25.954cm">
            <text:p text:style-name="P1"><text:span text:style-name="T1">IO</text:span></text:p>
            <text:p text:style-name="P1"><text:span text:style-name="T1">node</text:span></text:p>
            <draw:enhanced-geometry svg:viewBox="0 0 21600 21600" draw:mirror-horizontal="false" draw:mirror-vertical="false" draw:type="rectangle" draw:enhanced-path="M 0 0 L 21600 0 21600 21600 0 21600 0 0 Z N"/>
          </draw:custom-shape>
          <draw:custom-shape draw:style-name="gr5" draw:text-style-name="P2" draw:layer="layout" svg:width="1.789cm" svg:height="1.143cm" svg:x="35.261cm" svg:y="19.728cm">
            <text:p text:style-name="P1"><text:span text:style-name="T1">Processor</text:span></text:p>
            <text:p text:style-name="P1"><text:span text:style-name="T1">node</text:span></text:p>
            <draw:enhanced-geometry svg:viewBox="0 0 21600 21600" draw:mirror-horizontal="false" draw:mirror-vertical="false" draw:type="rectangle" draw:enhanced-path="M 0 0 L 21600 0 21600 21600 0 21600 0 0 Z N"/>
          </draw:custom-shape>
        </draw:g>
        <draw:g>
          <draw:custom-shape draw:style-name="gr6" draw:text-style-name="P1" draw:layer="layout" svg:width="6.758cm" svg:height="6.406cm" svg:x="32.336cm" svg:y="3.853cm">
            <draw:glue-point draw:id="4" svg:x="-4.996cm" svg:y="4.99cm"/>
            <draw:glue-point draw:id="5" svg:x="5.017cm" svg:y="4.99cm"/>
            <text:p/>
            <draw:enhanced-geometry svg:viewBox="0 0 21600 21600" draw:type="rectangle" draw:enhanced-path="M 0 0 L 21600 0 21600 21600 0 21600 0 0 Z N"/>
          </draw:custom-shape>
          <draw:custom-shape draw:style-name="gr3" draw:text-style-name="P2" draw:id="id5" draw:layer="layout" svg:width="1.524cm" svg:height="0.991cm" svg:x="32.625cm" svg:y="6.528cm">
            <text:p text:style-name="P1"><text:span text:style-name="T1">CPU</text:span></text:p>
            <draw:enhanced-geometry svg:viewBox="0 0 21600 21600" draw:type="rectangle" draw:enhanced-path="M 0 0 L 21600 0 21600 21600 0 21600 0 0 Z N"/>
          </draw:custom-shape>
          <draw:g>
            <draw:custom-shape draw:style-name="gr7" draw:text-style-name="P2" draw:layer="layout" svg:width="6.06cm" svg:height="0.861cm" draw:transform="rotate (1.5707963267946) translate (34.856cm 10.053cm)">
              <draw:glue-point draw:id="4" svg:x="2.137cm" svg:y="3.045cm"/>
              <draw:glue-point draw:id="5" svg:x="1.904cm" svg:y="3.846cm"/>
              <draw:glue-point draw:id="6" svg:x="1.904cm" svg:y="3.436cm"/>
              <draw:glue-point draw:id="7" svg:x="2.264cm" svg:y="2.675cm"/>
              <draw:glue-point draw:id="8" svg:x="2.264cm" svg:y="2.347cm"/>
              <draw:glue-point draw:id="9" svg:x="2.264cm" svg:y="1.957cm"/>
              <draw:glue-point draw:id="10" svg:x="2.264cm" svg:y="1.629cm"/>
              <draw:glue-point draw:id="11" svg:x="2.264cm" svg:y="1.404cm"/>
              <draw:glue-point draw:id="12" svg:x="2.264cm" svg:y="0.932cm"/>
              <draw:glue-point draw:id="13" svg:x="2.264cm" svg:y="0.5cm"/>
              <draw:glue-point draw:id="14" svg:x="2.125cm" svg:y="0cm"/>
              <draw:glue-point draw:id="15" svg:x="2.264cm" svg:y="-0.477cm"/>
              <draw:glue-point draw:id="16" svg:x="2.264cm" svg:y="-0.887cm"/>
              <draw:glue-point draw:id="17" svg:x="2.264cm" svg:y="-1.338cm"/>
              <draw:glue-point draw:id="18" svg:x="2.264cm" svg:y="-1.748cm"/>
              <draw:glue-point draw:id="19" svg:x="2.264cm" svg:y="-2.201cm"/>
              <draw:glue-point draw:id="20" svg:x="2.264cm" svg:y="-2.611cm"/>
              <draw:glue-point draw:id="21" svg:x="2.264cm" svg:y="-2.96cm"/>
              <draw:glue-point draw:id="22" svg:x="2.334cm" svg:y="-3.23cm"/>
              <draw:glue-point draw:id="23" svg:x="2.264cm" svg:y="-3.595cm"/>
              <draw:glue-point draw:id="24" svg:x="-2.38cm" svg:y="-0.001cm"/>
              <draw:glue-point draw:id="25" svg:x="1.997cm" svg:y="-1.179cm"/>
              <text:p/>
              <draw:enhanced-geometry svg:viewBox="0 0 21600 21600" draw:text-areas="?f5 ?f1 ?f6 ?f3" draw:type="left-right-arrow" draw:modifiers="1874.32166732206 6239.443155452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text-style-name="P6" draw:layer="layout" svg:width="0.242cm" svg:height="4.049cm" svg:x="35.165cm" svg:y="5.227cm">
              <draw:text-box>
                <text:p text:style-name="P5"><text:span text:style-name="T4">A</text:span></text:p>
                <text:p text:style-name="P5"><text:span text:style-name="T4">X</text:span></text:p>
                <text:p text:style-name="P5"><text:span text:style-name="T4">I</text:span></text:p>
                <text:p text:style-name="P5"><text:span text:style-name="T4">4</text:span></text:p>
                <text:p text:style-name="P5"/>
                <text:p text:style-name="P5"><text:span text:style-name="T4">b</text:span></text:p>
                <text:p text:style-name="P5"><text:span text:style-name="T4">u</text:span></text:p>
                <text:p text:style-name="P5"><text:span text:style-name="T4">s</text:span></text:p>
              </draw:text-box>
            </draw:frame>
          </draw:g>
          <draw:g>
            <draw:custom-shape draw:style-name="gr3" draw:text-style-name="P2" draw:layer="layout" svg:width="1.525cm" svg:height="0.986cm" svg:x="36.375cm" svg:y="7.188cm">
              <text:p text:style-name="P1"><text:span text:style-name="T1">Internal</text:span></text:p>
              <text:p text:style-name="P1"><text:span text:style-name="T1">RAM</text:span></text:p>
              <draw:enhanced-geometry svg:viewBox="0 0 21600 21600" draw:type="rectangle" draw:enhanced-path="M 0 0 L 21600 0 21600 21600 0 21600 0 0 Z N"/>
            </draw:custom-shape>
            <draw:custom-shape draw:style-name="gr3" draw:text-style-name="P2" draw:layer="layout" svg:width="1.524cm" svg:height="0.991cm" svg:x="36.375cm" svg:y="8.349cm">
              <text:p text:style-name="P1"><text:span text:style-name="T1">DDR3</text:span></text:p>
              <text:p text:style-name="P1"><text:span text:style-name="T1">Controller</text:span></text:p>
              <draw:enhanced-geometry svg:viewBox="0 0 21600 21600" draw:type="rectangle" draw:enhanced-path="M 0 0 L 21600 0 21600 21600 0 21600 0 0 Z N"/>
            </draw:custom-shape>
            <draw:custom-shape draw:style-name="gr3" draw:text-style-name="P2" draw:layer="layout" svg:width="1.524cm" svg:height="0.991cm" svg:x="36.375cm" svg:y="5.85cm">
              <text:p text:style-name="P1"><text:span text:style-name="T1">Timer</text:span></text:p>
              <draw:enhanced-geometry svg:viewBox="0 0 21600 21600" draw:type="rectangle" draw:enhanced-path="M 0 0 L 21600 0 21600 21600 0 21600 0 0 Z N"/>
            </draw:custom-shape>
            <draw:custom-shape draw:style-name="gr3" draw:text-style-name="P2" draw:layer="layout" svg:width="1.524cm" svg:height="0.991cm" svg:x="36.375cm" svg:y="4.707cm">
              <text:p text:style-name="P1"><text:span text:style-name="T1">IC</text:span></text:p>
              <draw:enhanced-geometry svg:viewBox="0 0 21600 21600" draw:type="rectangle" draw:enhanced-path="M 0 0 L 21600 0 21600 21600 0 21600 0 0 Z N"/>
            </draw:custom-shape>
          </draw:g>
          <draw:frame draw:style-name="gr9" draw:text-style-name="P7" draw:layer="layout" svg:width="2.09cm" svg:height="1.133cm" svg:x="32.273cm" svg:y="9.135cm">
            <draw:text-box>
              <text:p><text:span text:style-name="T1">Processor</text:span></text:p>
              <text:p><text:span text:style-name="T1">node</text:span></text:p>
            </draw:text-box>
          </draw:frame>
          <draw:g draw:id="id4">
            <draw:glue-point draw:id="4" svg:x="4.916cm" svg:y="-5.047cm"/>
            <draw:glue-point draw:id="5" svg:x="5.069cm" svg:y="4.945cm"/>
            <draw:custom-shape draw:style-name="gr6" draw:text-style-name="P1" draw:layer="layout" svg:width="2.35cm" svg:height="5.033cm" svg:x="29.255cm" svg:y="4.714cm">
              <text:p/>
              <draw:enhanced-geometry svg:viewBox="0 0 21600 21600" draw:type="rectangle" draw:enhanced-path="M 0 0 L 21600 0 21600 21600 0 21600 0 0 Z N"/>
            </draw:custom-shape>
            <draw:custom-shape draw:style-name="gr3" draw:text-style-name="P2" draw:layer="layout" svg:width="1.854cm" svg:height="0.991cm" svg:x="29.503cm" svg:y="4.911cm">
              <text:p text:style-name="P1"><text:span text:style-name="T1">MIPS32</text:span></text:p>
              <draw:enhanced-geometry svg:viewBox="0 0 21600 21600" draw:type="rectangle" draw:enhanced-path="M 0 0 L 21600 0 21600 21600 0 21600 0 0 Z N"/>
            </draw:custom-shape>
            <draw:custom-shape draw:style-name="gr3" draw:text-style-name="P2" draw:layer="layout" svg:width="1.846cm" svg:height="0.991cm" svg:x="29.507cm" svg:y="6.092cm">
              <text:p text:style-name="P1"><text:span text:style-name="T1">Microblaze</text:span></text:p>
              <draw:enhanced-geometry svg:viewBox="0 0 21600 21600" draw:type="rectangle" draw:enhanced-path="M 0 0 L 21600 0 21600 21600 0 21600 0 0 Z N"/>
            </draw:custom-shape>
            <draw:custom-shape draw:style-name="gr3" draw:text-style-name="P2" draw:layer="layout" svg:width="1.854cm" svg:height="0.991cm" svg:x="29.503cm" svg:y="7.272cm">
              <text:p text:style-name="P1"><text:span text:style-name="T1">Sparc</text:span></text:p>
              <draw:enhanced-geometry svg:viewBox="0 0 21600 21600" draw:type="rectangle" draw:enhanced-path="M 0 0 L 21600 0 21600 21600 0 21600 0 0 Z N"/>
            </draw:custom-shape>
            <draw:custom-shape draw:style-name="gr10" draw:text-style-name="P8" draw:layer="layout" svg:width="1.854cm" svg:height="0.991cm" svg:x="29.503cm" svg:y="8.453cm">
              <text:p text:style-name="P1"><text:span text:style-name="T1">.</text:span></text:p>
              <text:p text:style-name="P1"><text:span text:style-name="T1">.</text:span></text:p>
              <text:p text:style-name="P1"><text:span text:style-name="T1">.</text:span></text:p>
              <draw:enhanced-geometry svg:viewBox="0 0 21600 21600" draw:type="rectangle" draw:enhanced-path="M 0 0 L 21600 0 21600 21600 0 21600 0 0 Z N"/>
            </draw:custom-shape>
            <draw:custom-shape draw:style-name="gr11" draw:text-style-name="P1" draw:layer="layout" svg:width="2.35cm" svg:height="5.033cm" svg:x="29.255cm" svg:y="4.713cm">
              <text:p/>
              <draw:enhanced-geometry svg:viewBox="0 0 21600 21600" draw:type="rectangle" draw:enhanced-path="M 0 0 L 21600 0 21600 21600 0 21600 0 0 Z N"/>
            </draw:custom-shape>
          </draw:g>
          <draw:connector draw:style-name="gr12" draw:text-style-name="P1" draw:layer="layout" draw:type="line" svg:x1="31.585cm" svg:y1="4.713cm" svg:x2="32.625cm" svg:y2="7.023cm" draw:start-shape="id4" draw:start-glue-point="4" draw:end-shape="id5" draw:end-glue-point="3" svg:d="m31585 4713 1040 2310">
            <text:p/>
          </draw:connector>
          <draw:connector draw:style-name="gr12" draw:text-style-name="P1" draw:layer="layout" draw:type="line" svg:x1="31.605cm" svg:y1="9.719cm" svg:x2="32.625cm" svg:y2="7.023cm" draw:start-shape="id4" draw:start-glue-point="5" draw:end-shape="id5" draw:end-glue-point="3" svg:d="m31605 9719 1020-2696">
            <text:p/>
          </draw:connector>
          <draw:connector draw:style-name="gr13" draw:text-style-name="P1" draw:layer="layout" svg:x1="35.444cm" svg:y1="8.826cm" svg:x2="36.383cm" svg:y2="8.829cm" svg:d="m35444 8826h470v3h469">
            <text:p/>
          </draw:connector>
          <draw:connector draw:style-name="gr13" draw:text-style-name="P1" draw:layer="layout" svg:x1="35.445cm" svg:y1="7.727cm" svg:x2="36.384cm" svg:y2="7.73cm" svg:d="m35445 7727h470v3h469">
            <text:p/>
          </draw:connector>
          <draw:connector draw:style-name="gr13" draw:text-style-name="P1" draw:layer="layout" svg:x1="35.446cm" svg:y1="6.428cm" svg:x2="36.385cm" svg:y2="6.431cm" svg:d="m35446 6428h470v3h469">
            <text:p/>
          </draw:connector>
          <draw:connector draw:style-name="gr13" draw:text-style-name="P1" draw:layer="layout" svg:x1="35.446cm" svg:y1="5.228cm" svg:x2="36.385cm" svg:y2="5.231cm" svg:d="m35446 5228h470v3h469">
            <text:p/>
          </draw:connector>
          <draw:connector draw:style-name="gr13" draw:text-style-name="P1" draw:layer="layout" svg:x1="34.147cm" svg:y1="7.029cm" svg:x2="35.086cm" svg:y2="7.032cm" svg:d="m34147 7029h470v3h469">
            <text:p/>
          </draw:connector>
          <draw:connector draw:style-name="gr13" draw:text-style-name="P1" draw:layer="layout" svg:x1="35.513cm" svg:y1="7.026cm" svg:x2="38.493cm" svg:y2="7.023cm" draw:end-shape="id6" draw:end-glue-point="3" svg:d="m35513 7026h1227v-3h1753">
            <text:p/>
          </draw:connector>
          <draw:g>
            <draw:custom-shape draw:style-name="gr3" draw:text-style-name="P2" draw:id="id6" draw:layer="layout" svg:width="0.61cm" svg:height="3.043cm" svg:x="38.493cm" svg:y="5.502cm">
              <text:p text:style-name="P1"><text:span text:style-name="T1">T</text:span></text:p>
              <text:p text:style-name="P1"><text:span text:style-name="T1">o</text:span></text:p>
              <text:p text:style-name="P1"><text:span text:style-name="T1"/></text:p>
              <text:p text:style-name="P1"><text:span text:style-name="T1"><text:s/></text:span><text:span text:style-name="T1">N</text:span></text:p>
              <text:p text:style-name="P1"><text:span text:style-name="T1">o</text:span></text:p>
              <text:p text:style-name="P1"><text:span text:style-name="T1">C</text:span></text:p>
              <draw:enhanced-geometry svg:viewBox="0 0 21600 21600" draw:type="rectangle" draw:enhanced-path="M 0 0 L 21600 0 21600 21600 0 21600 0 0 Z N"/>
            </draw:custom-shape>
            <draw:line draw:style-name="gr14" draw:text-style-name="P1" draw:layer="layout" svg:x1="39.092cm" svg:y1="5.505cm" svg:x2="39.092cm" svg:y2="8.553cm">
              <text:p/>
            </draw:line>
          </draw:g>
          <draw:custom-shape draw:style-name="gr11" draw:text-style-name="P1" draw:layer="layout" svg:width="6.758cm" svg:height="6.406cm" svg:x="32.336cm" svg:y="3.853cm">
            <draw:glue-point draw:id="4" svg:x="-4.996cm" svg:y="4.99cm"/>
            <draw:glue-point draw:id="5" svg:x="5.017cm" svg:y="4.99cm"/>
            <text:p/>
            <draw:enhanced-geometry svg:viewBox="0 0 21600 21600" draw:type="rectangle" draw:enhanced-path="M 0 0 L 21600 0 21600 21600 0 21600 0 0 Z N"/>
          </draw:custom-shape>
        </draw:g>
        <draw:g>
          <draw:custom-shape draw:style-name="gr6" draw:text-style-name="P1" draw:layer="layout" svg:width="8.18cm" svg:height="4.094cm" svg:x="31.203cm" svg:y="12.297cm">
            <text:p/>
            <draw:enhanced-geometry svg:viewBox="0 0 21600 21600" draw:type="rectangle" draw:enhanced-path="M 0 0 L 21600 0 21600 21600 0 21600 0 0 Z N"/>
          </draw:custom-shape>
          <draw:custom-shape draw:style-name="gr3" draw:text-style-name="P2" draw:layer="layout" svg:width="7.624cm" svg:height="0.861cm" svg:x="31.528cm" svg:y="13.579cm">
            <draw:glue-point draw:id="4" svg:x="-3.656cm" svg:y="2.113cm"/>
            <draw:glue-point draw:id="5" svg:x="-1.215cm" svg:y="2.113cm"/>
            <draw:glue-point draw:id="6" svg:x="1.227cm" svg:y="2.055cm"/>
            <draw:glue-point draw:id="7" svg:x="3.669cm" svg:y="1.986cm"/>
            <draw:glue-point draw:id="8" svg:x="-0.007cm" svg:y="-2.392cm"/>
            <text:p text:style-name="P1"><text:span text:style-name="T1">AXI4-lite bus</text:span></text:p>
            <draw:enhanced-geometry svg:viewBox="0 0 21600 21600" draw:text-areas="?f5 ?f1 ?f6 ?f3" draw:type="left-right-arrow" draw:modifiers="1874.32166732206 6239.443155452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3" draw:text-style-name="P2" draw:layer="layout" svg:width="1.524cm" svg:height="0.991cm" svg:x="33.739cm" svg:y="15.019cm">
              <text:p text:style-name="P1"><text:span text:style-name="T1">UART</text:span></text:p>
              <draw:enhanced-geometry svg:viewBox="0 0 21600 21600" draw:type="rectangle" draw:enhanced-path="M 0 0 L 21600 0 21600 21600 0 21600 0 0 Z N"/>
            </draw:custom-shape>
            <draw:custom-shape draw:style-name="gr3" draw:text-style-name="P2" draw:layer="layout" svg:width="1.524cm" svg:height="0.991cm" svg:x="35.418cm" svg:y="15.019cm">
              <text:p text:style-name="P1"><text:span text:style-name="T1">GPIO</text:span></text:p>
              <draw:enhanced-geometry svg:viewBox="0 0 21600 21600" draw:type="rectangle" draw:enhanced-path="M 0 0 L 21600 0 21600 21600 0 21600 0 0 Z N"/>
            </draw:custom-shape>
            <draw:custom-shape draw:style-name="gr10" draw:text-style-name="P8" draw:layer="layout" svg:width="1.524cm" svg:height="0.991cm" svg:x="37.098cm" svg:y="15.019cm">
              <text:p text:style-name="P1"><text:span text:style-name="T5">. . .</text:span></text:p>
              <draw:enhanced-geometry svg:viewBox="0 0 21600 21600" draw:type="rectangle" draw:enhanced-path="M 0 0 L 21600 0 21600 21600 0 21600 0 0 Z N"/>
            </draw:custom-shape>
            <draw:custom-shape draw:style-name="gr3" draw:text-style-name="P2" draw:layer="layout" svg:width="1.524cm" svg:height="0.991cm" svg:x="32.059cm" svg:y="15.019cm">
              <text:p text:style-name="P1"><text:span text:style-name="T1">SPI</text:span></text:p>
              <draw:enhanced-geometry svg:viewBox="0 0 21600 21600" draw:type="rectangle" draw:enhanced-path="M 0 0 L 21600 0 21600 21600 0 21600 0 0 Z N"/>
            </draw:custom-shape>
          </draw:g>
          <draw:custom-shape draw:style-name="gr3" draw:text-style-name="P2" draw:layer="layout" svg:width="2.159cm" svg:height="0.679cm" svg:x="34.254cm" svg:y="12.3cm">
            <text:p text:style-name="P1"><text:span text:style-name="T1">To NoC</text:span></text:p>
            <draw:enhanced-geometry svg:viewBox="0 0 21600 21600" draw:type="rectangle" draw:enhanced-path="M 0 0 L 21600 0 21600 21600 0 21600 0 0 Z N"/>
          </draw:custom-shape>
          <draw:frame draw:style-name="gr9" draw:text-style-name="P7" draw:layer="layout" svg:width="1.281cm" svg:height="1.133cm" svg:x="31.053cm" svg:y="12.265cm">
            <draw:text-box>
              <text:p><text:span text:style-name="T1">IO</text:span></text:p>
              <text:p><text:span text:style-name="T1">node</text:span></text:p>
            </draw:text-box>
          </draw:frame>
          <draw:connector draw:style-name="gr13" draw:text-style-name="P1" draw:layer="layout" svg:x1="32.842cm" svg:y1="14.186cm" svg:x2="32.836cm" svg:y2="15.019cm" svg:d="m32842 14186v556h-6v277">
            <text:p/>
          </draw:connector>
          <draw:connector draw:style-name="gr13" draw:text-style-name="P1" draw:layer="layout" svg:x1="34.542cm" svg:y1="14.187cm" svg:x2="34.536cm" svg:y2="15.02cm" svg:d="m34542 14187v556h-6v277">
            <text:p/>
          </draw:connector>
          <draw:connector draw:style-name="gr13" draw:text-style-name="P1" draw:layer="layout" svg:x1="36.142cm" svg:y1="14.188cm" svg:x2="36.136cm" svg:y2="15.021cm" svg:d="m36142 14188v556h-6v277">
            <text:p/>
          </draw:connector>
          <draw:connector draw:style-name="gr13" draw:text-style-name="P1" draw:layer="layout" svg:x1="37.842cm" svg:y1="14.189cm" svg:x2="37.836cm" svg:y2="15.022cm" svg:d="m37842 14189v556h-6v277">
            <text:p/>
          </draw:connector>
          <draw:connector draw:style-name="gr13" draw:text-style-name="P1" draw:layer="layout" svg:x1="35.342cm" svg:y1="12.987cm" svg:x2="35.336cm" svg:y2="13.82cm" svg:d="m35342 12987v556h-6v277">
            <text:p/>
          </draw:connector>
          <draw:line draw:style-name="gr15" draw:text-style-name="P1" draw:layer="layout" svg:x1="34.254cm" svg:y1="12.3cm" svg:x2="36.413cm" svg:y2="12.3cm">
            <text:p/>
          </draw:line>
          <draw:custom-shape draw:style-name="gr11" draw:text-style-name="P1" draw:layer="layout" svg:width="8.18cm" svg:height="4.094cm" svg:x="31.203cm" svg:y="12.297cm">
            <text:p/>
            <draw:enhanced-geometry svg:viewBox="0 0 21600 21600" draw:type="rectangle" draw:enhanced-path="M 0 0 L 21600 0 21600 21600 0 21600 0 0 Z N"/>
          </draw:custom-shape>
          <draw:connector draw:style-name="gr13" draw:text-style-name="P1" draw:layer="layout" svg:x1="32.877cm" svg:y1="15.96cm" svg:x2="32.871cm" svg:y2="16.885cm" svg:d="m32877 15960v337h-6v588">
            <text:p/>
          </draw:connector>
          <draw:connector draw:style-name="gr13" draw:text-style-name="P1" draw:layer="layout" svg:x1="34.577cm" svg:y1="15.961cm" svg:x2="34.571cm" svg:y2="16.886cm" svg:d="m34577 15961v337h-6v588">
            <text:p/>
          </draw:connector>
          <draw:connector draw:style-name="gr13" draw:text-style-name="P1" draw:layer="layout" svg:x1="36.177cm" svg:y1="15.962cm" svg:x2="36.171cm" svg:y2="16.887cm" svg:d="m36177 15962v337h-6v588">
            <text:p/>
          </draw:connector>
          <draw:connector draw:style-name="gr13" draw:text-style-name="P1" draw:layer="layout" svg:x1="37.877cm" svg:y1="15.963cm" svg:x2="37.871cm" svg:y2="16.888cm" svg:d="m37877 15963v337h-6v588">
            <text:p/>
          </draw:connector>
        </draw:g>
        <draw:g>
          <draw:glue-point draw:id="4" svg:x="-0.992cm" svg:y="-4.988cm"/>
          <draw:glue-point draw:id="5" svg:x="1.021cm" svg:y="4.958cm"/>
          <draw:custom-shape draw:style-name="gr2" draw:text-style-name="P2" draw:layer="layout" svg:width="3.543cm" svg:height="3.505cm" svg:x="26.094cm" svg:y="22.889cm">
            <draw:glue-point draw:id="4" svg:x="-5.018cm" svg:y="0.008cm"/>
            <draw:glue-point draw:id="5" svg:x="-3.513cm" svg:y="-3.538cm"/>
            <draw:glue-point draw:id="6" svg:x="0.007cm" svg:y="-5cm"/>
            <draw:glue-point draw:id="7" svg:x="3.515cm" svg:y="-3.538cm"/>
            <draw:glue-point draw:id="8" svg:x="5.006cm" svg:y="0.008cm"/>
            <draw:glue-point draw:id="9" svg:x="3.531cm" svg:y="3.524cm"/>
            <draw:glue-point draw:id="10" svg:x="-0.019cm" svg:y="5.002cm"/>
            <draw:glue-point draw:id="11" svg:x="-3.527cm" svg:y="3.554cm"/>
            <text:p text:style-name="P1"><text:span text:style-name="T1">Route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3" draw:layer="layout" svg:width="1.201cm" svg:height="1.201cm" svg:x="29.627cm" svg:y="24.041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24.893cm" svg:y="24.041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27.265cm" svg:y="21.68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27.265cm" svg:y="26.447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28.995cm" svg:y="22.352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28.995cm" svg:y="25.694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25.531cm" svg:y="25.694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25.531cm" svg:y="22.352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 draw:text-style-name="P2" draw:layer="layout" svg:width="1.524cm" svg:height="0.991cm" svg:x="21.38cm" svg:y="4.787cm">
            <text:p text:style-name="P1"><text:span text:style-name="T1">CPU</text:span></text:p>
            <draw:enhanced-geometry svg:viewBox="0 0 21600 21600" draw:type="rectangle" draw:enhanced-path="M 0 0 L 21600 0 21600 21600 0 21600 0 0 Z N"/>
          </draw:custom-shape>
          <draw:g>
            <draw:custom-shape draw:style-name="gr17" draw:text-style-name="P2" draw:layer="layout" svg:width="6.06cm" svg:height="0.861cm" draw:transform="rotate (1.5707963267946) translate (23.611cm 8.312cm)">
              <draw:glue-point draw:id="4" svg:x="2.137cm" svg:y="3.045cm"/>
              <draw:glue-point draw:id="5" svg:x="1.904cm" svg:y="3.846cm"/>
              <draw:glue-point draw:id="6" svg:x="1.904cm" svg:y="3.436cm"/>
              <draw:glue-point draw:id="7" svg:x="2.264cm" svg:y="2.675cm"/>
              <draw:glue-point draw:id="8" svg:x="2.264cm" svg:y="2.347cm"/>
              <draw:glue-point draw:id="9" svg:x="2.264cm" svg:y="1.957cm"/>
              <draw:glue-point draw:id="10" svg:x="2.264cm" svg:y="1.629cm"/>
              <draw:glue-point draw:id="11" svg:x="2.264cm" svg:y="1.404cm"/>
              <draw:glue-point draw:id="12" svg:x="2.264cm" svg:y="0.932cm"/>
              <draw:glue-point draw:id="13" svg:x="2.264cm" svg:y="0.5cm"/>
              <draw:glue-point draw:id="14" svg:x="2.125cm" svg:y="0cm"/>
              <draw:glue-point draw:id="15" svg:x="2.264cm" svg:y="-0.477cm"/>
              <draw:glue-point draw:id="16" svg:x="2.264cm" svg:y="-0.887cm"/>
              <draw:glue-point draw:id="17" svg:x="2.264cm" svg:y="-1.338cm"/>
              <draw:glue-point draw:id="18" svg:x="2.264cm" svg:y="-1.748cm"/>
              <draw:glue-point draw:id="19" svg:x="2.264cm" svg:y="-2.201cm"/>
              <draw:glue-point draw:id="20" svg:x="2.264cm" svg:y="-2.611cm"/>
              <draw:glue-point draw:id="21" svg:x="2.264cm" svg:y="-2.96cm"/>
              <draw:glue-point draw:id="22" svg:x="2.334cm" svg:y="-3.23cm"/>
              <draw:glue-point draw:id="23" svg:x="2.264cm" svg:y="-3.595cm"/>
              <draw:glue-point draw:id="24" svg:x="-2.38cm" svg:y="-0.001cm"/>
              <draw:glue-point draw:id="25" svg:x="1.997cm" svg:y="-1.179cm"/>
              <text:p/>
              <draw:enhanced-geometry svg:viewBox="0 0 21600 21600" draw:text-areas="?f5 ?f1 ?f6 ?f3" draw:type="left-right-arrow" draw:modifiers="1874.32166732206 6239.443155452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6" draw:layer="layout" svg:width="0.242cm" svg:height="4.049cm" svg:x="23.92cm" svg:y="3.486cm">
              <draw:text-box>
                <text:p text:style-name="P5"><text:span text:style-name="T4">A</text:span></text:p>
                <text:p text:style-name="P5"><text:span text:style-name="T4">X</text:span></text:p>
                <text:p text:style-name="P5"><text:span text:style-name="T4">I</text:span></text:p>
                <text:p text:style-name="P5"><text:span text:style-name="T4">4</text:span></text:p>
                <text:p text:style-name="P5"/>
                <text:p text:style-name="P5"><text:span text:style-name="T4">b</text:span></text:p>
                <text:p text:style-name="P5"><text:span text:style-name="T4">u</text:span></text:p>
                <text:p text:style-name="P5"><text:span text:style-name="T4">s</text:span></text:p>
              </draw:text-box>
            </draw:frame>
          </draw:g>
          <draw:g>
            <draw:custom-shape draw:style-name="gr16" draw:text-style-name="P2" draw:layer="layout" svg:width="1.525cm" svg:height="0.986cm" svg:x="25.13cm" svg:y="5.447cm">
              <text:p text:style-name="P1"><text:span text:style-name="T1">Internal</text:span></text:p>
              <text:p text:style-name="P1"><text:span text:style-name="T1">RAM</text:span></text:p>
              <draw:enhanced-geometry svg:viewBox="0 0 21600 21600" draw:type="rectangle" draw:enhanced-path="M 0 0 L 21600 0 21600 21600 0 21600 0 0 Z N"/>
            </draw:custom-shape>
            <draw:custom-shape draw:style-name="gr16" draw:text-style-name="P2" draw:layer="layout" svg:width="1.524cm" svg:height="0.991cm" svg:x="25.13cm" svg:y="6.608cm">
              <text:p text:style-name="P1"><text:span text:style-name="T1">DDR3</text:span></text:p>
              <text:p text:style-name="P1"><text:span text:style-name="T1">Controller</text:span></text:p>
              <draw:enhanced-geometry svg:viewBox="0 0 21600 21600" draw:type="rectangle" draw:enhanced-path="M 0 0 L 21600 0 21600 21600 0 21600 0 0 Z N"/>
            </draw:custom-shape>
            <draw:custom-shape draw:style-name="gr16" draw:text-style-name="P2" draw:layer="layout" svg:width="1.524cm" svg:height="0.991cm" svg:x="25.13cm" svg:y="4.109cm">
              <text:p text:style-name="P1"><text:span text:style-name="T1">Timer</text:span></text:p>
              <draw:enhanced-geometry svg:viewBox="0 0 21600 21600" draw:type="rectangle" draw:enhanced-path="M 0 0 L 21600 0 21600 21600 0 21600 0 0 Z N"/>
            </draw:custom-shape>
            <draw:custom-shape draw:style-name="gr16" draw:text-style-name="P2" draw:layer="layout" svg:width="1.524cm" svg:height="0.991cm" svg:x="25.13cm" svg:y="2.966cm">
              <text:p text:style-name="P1"><text:span text:style-name="T1">IC</text:span></text:p>
              <draw:enhanced-geometry svg:viewBox="0 0 21600 21600" draw:type="rectangle" draw:enhanced-path="M 0 0 L 21600 0 21600 21600 0 21600 0 0 Z N"/>
            </draw:custom-shape>
          </draw:g>
          <draw:connector draw:style-name="gr13" draw:text-style-name="P1" draw:layer="layout" svg:x1="24.199cm" svg:y1="7.085cm" svg:x2="25.138cm" svg:y2="7.088cm" svg:d="m24199 7085h470v3h469">
            <text:p/>
          </draw:connector>
          <draw:connector draw:style-name="gr13" draw:text-style-name="P1" draw:layer="layout" svg:x1="24.2cm" svg:y1="5.986cm" svg:x2="25.139cm" svg:y2="5.989cm" svg:d="m24200 5986h470v3h469">
            <text:p/>
          </draw:connector>
          <draw:connector draw:style-name="gr13" draw:text-style-name="P1" draw:layer="layout" svg:x1="24.201cm" svg:y1="4.687cm" svg:x2="25.14cm" svg:y2="4.69cm" svg:d="m24201 4687h470v3h469">
            <text:p/>
          </draw:connector>
          <draw:connector draw:style-name="gr13" draw:text-style-name="P1" draw:layer="layout" svg:x1="24.201cm" svg:y1="3.487cm" svg:x2="25.14cm" svg:y2="3.49cm" svg:d="m24201 3487h470v3h469">
            <text:p/>
          </draw:connector>
          <draw:connector draw:style-name="gr13" draw:text-style-name="P1" draw:layer="layout" svg:x1="22.902cm" svg:y1="5.288cm" svg:x2="23.841cm" svg:y2="5.291cm" svg:d="m22902 5288h470v3h469">
            <text:p/>
          </draw:connector>
          <draw:connector draw:style-name="gr13" draw:text-style-name="P1" draw:layer="layout" svg:x1="24.268cm" svg:y1="5.285cm" svg:x2="27.248cm" svg:y2="5.282cm" svg:d="m24268 5285h1227v-3h1753">
            <text:p/>
          </draw:connector>
          <draw:frame draw:style-name="gr19" draw:text-style-name="P1" draw:layer="layout" svg:width="1.399cm" svg:height="1.133cm" svg:x="26.849cm" svg:y="4.81cm">
            <draw:text-box>
              <text:p text:style-name="P1"><text:span text:style-name="T1">To NoC</text:span></text:p>
            </draw:text-box>
          </draw:frame>
        </draw:g>
        <draw:g>
          <draw:custom-shape draw:style-name="gr16" draw:text-style-name="P2" draw:layer="layout" svg:width="7.624cm" svg:height="0.861cm" svg:x="21.652cm" svg:y="10.251cm">
            <draw:glue-point draw:id="4" svg:x="-3.656cm" svg:y="2.113cm"/>
            <draw:glue-point draw:id="5" svg:x="-1.215cm" svg:y="2.113cm"/>
            <draw:glue-point draw:id="6" svg:x="1.227cm" svg:y="2.055cm"/>
            <draw:glue-point draw:id="7" svg:x="3.669cm" svg:y="1.986cm"/>
            <draw:glue-point draw:id="8" svg:x="-0.007cm" svg:y="-2.392cm"/>
            <text:p text:style-name="P1"><text:span text:style-name="T1">AXI4-lite bus</text:span></text:p>
            <draw:enhanced-geometry svg:viewBox="0 0 21600 21600" draw:text-areas="?f5 ?f1 ?f6 ?f3" draw:type="left-right-arrow" draw:modifiers="1874.32166732206 6239.443155452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6" draw:text-style-name="P2" draw:layer="layout" svg:width="1.524cm" svg:height="0.991cm" svg:x="23.863cm" svg:y="11.691cm">
              <text:p text:style-name="P1"><text:span text:style-name="T1">UART</text:span></text:p>
              <draw:enhanced-geometry svg:viewBox="0 0 21600 21600" draw:type="rectangle" draw:enhanced-path="M 0 0 L 21600 0 21600 21600 0 21600 0 0 Z N"/>
            </draw:custom-shape>
            <draw:custom-shape draw:style-name="gr16" draw:text-style-name="P2" draw:layer="layout" svg:width="1.524cm" svg:height="0.991cm" svg:x="25.542cm" svg:y="11.691cm">
              <text:p text:style-name="P1"><text:span text:style-name="T1">GPIO</text:span></text:p>
              <draw:enhanced-geometry svg:viewBox="0 0 21600 21600" draw:type="rectangle" draw:enhanced-path="M 0 0 L 21600 0 21600 21600 0 21600 0 0 Z N"/>
            </draw:custom-shape>
            <draw:custom-shape draw:style-name="gr10" draw:text-style-name="P8" draw:layer="layout" svg:width="1.524cm" svg:height="0.991cm" svg:x="27.222cm" svg:y="11.691cm">
              <text:p text:style-name="P1"><text:span text:style-name="T5">. . .</text:span></text:p>
              <draw:enhanced-geometry svg:viewBox="0 0 21600 21600" draw:type="rectangle" draw:enhanced-path="M 0 0 L 21600 0 21600 21600 0 21600 0 0 Z N"/>
            </draw:custom-shape>
            <draw:custom-shape draw:style-name="gr16" draw:text-style-name="P2" draw:layer="layout" svg:width="1.524cm" svg:height="0.991cm" svg:x="22.183cm" svg:y="11.691cm">
              <text:p text:style-name="P1"><text:span text:style-name="T1">SPI</text:span></text:p>
              <draw:enhanced-geometry svg:viewBox="0 0 21600 21600" draw:type="rectangle" draw:enhanced-path="M 0 0 L 21600 0 21600 21600 0 21600 0 0 Z N"/>
            </draw:custom-shape>
          </draw:g>
          <draw:connector draw:style-name="gr13" draw:text-style-name="P1" draw:layer="layout" svg:x1="22.966cm" svg:y1="10.858cm" svg:x2="22.96cm" svg:y2="11.691cm" svg:d="m22966 10858v556h-6v277">
            <text:p/>
          </draw:connector>
          <draw:connector draw:style-name="gr13" draw:text-style-name="P1" draw:layer="layout" svg:x1="24.666cm" svg:y1="10.859cm" svg:x2="24.66cm" svg:y2="11.692cm" svg:d="m24666 10859v556h-6v277">
            <text:p/>
          </draw:connector>
          <draw:connector draw:style-name="gr13" draw:text-style-name="P1" draw:layer="layout" svg:x1="26.266cm" svg:y1="10.86cm" svg:x2="26.26cm" svg:y2="11.693cm" svg:d="m26266 10860v556h-6v277">
            <text:p/>
          </draw:connector>
          <draw:connector draw:style-name="gr13" draw:text-style-name="P1" draw:layer="layout" svg:x1="27.966cm" svg:y1="10.861cm" svg:x2="27.96cm" svg:y2="11.694cm" svg:d="m27966 10861v556h-6v277">
            <text:p/>
          </draw:connector>
          <draw:connector draw:style-name="gr13" draw:text-style-name="P1" draw:layer="layout" svg:x1="25.466cm" svg:y1="9.659cm" svg:x2="25.46cm" svg:y2="10.492cm" svg:d="m25466 9659v556h-6v277">
            <text:p/>
          </draw:connector>
          <draw:line draw:style-name="gr15" draw:text-style-name="P1" draw:layer="layout" svg:x1="24.378cm" svg:y1="8.972cm" svg:x2="26.537cm" svg:y2="8.972cm">
            <text:p/>
          </draw:line>
          <draw:connector draw:style-name="gr13" draw:text-style-name="P1" draw:layer="layout" svg:x1="23.001cm" svg:y1="12.632cm" svg:x2="22.995cm" svg:y2="13.557cm" svg:d="m23001 12632v337h-6v588">
            <text:p/>
          </draw:connector>
          <draw:connector draw:style-name="gr13" draw:text-style-name="P1" draw:layer="layout" svg:x1="24.701cm" svg:y1="12.633cm" svg:x2="24.695cm" svg:y2="13.558cm" svg:d="m24701 12633v337h-6v588">
            <text:p/>
          </draw:connector>
          <draw:connector draw:style-name="gr13" draw:text-style-name="P1" draw:layer="layout" svg:x1="26.301cm" svg:y1="12.634cm" svg:x2="26.295cm" svg:y2="13.559cm" svg:d="m26301 12634v337h-6v588">
            <text:p/>
          </draw:connector>
          <draw:connector draw:style-name="gr13" draw:text-style-name="P1" draw:layer="layout" svg:x1="28.001cm" svg:y1="12.635cm" svg:x2="27.995cm" svg:y2="13.56cm" svg:d="m28001 12635v337h-6v588">
            <text:p/>
          </draw:connector>
          <draw:frame draw:style-name="gr19" draw:text-style-name="P1" draw:layer="layout" svg:width="1.683cm" svg:height="0.693cm" svg:x="24.578cm" svg:y="9.095cm">
            <draw:text-box>
              <text:p text:style-name="P1"><text:span text:style-name="T1">To NoC</text:span></text:p>
            </draw:text-box>
          </draw:frame>
        </draw:g>
        <draw:frame draw:style-name="gr20" draw:text-style-name="P1" draw:layer="layout" svg:width="6.345cm" svg:height="3.975cm" svg:x="9.415cm" svg:y="14.438cm">
          <draw:image xlink:href="Pictures/2000011900001E4F000012FEFEB4FE21.svm" xlink:type="simple" xlink:show="embed" xlink:actuate="onLoad">
            <text:p/>
          </draw:image>
        </draw:frame>
        <draw:custom-shape draw:style-name="gr21" draw:text-style-name="P1" draw:layer="layout" svg:width="1.57cm" svg:height="0.777cm" draw:transform="rotate (-0.785398163398487) translate (10.217cm 13.6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 draw:layer="layout" svg:width="0.838cm" svg:height="0.777cm" draw:transform="rotate (-0.785398163398487) translate (7cm 19.1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id="id8">
            <draw:custom-shape draw:style-name="gr3" draw:text-style-name="P1" draw:layer="layout" svg:width="7.408cm" svg:height="2.515cm" svg:x="13.186cm" svg:y="3.29cm">
              <text:p text:style-name="P1"><text:span text:style-name="T6"/></text:p>
              <text:p text:style-name="P1"><text:span text:style-name="T7">EPOS</text:span></text:p>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2.15cm" svg:height="1.02cm" svg:x="13.48cm" svg:y="4.549cm">
              <text:p text:style-name="P1"><text:span text:style-name="T1">Memory</text:span></text:p>
              <text:p text:style-name="P1"><text:span text:style-name="T1">manag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2.154cm" svg:height="1.024cm" svg:x="15.789cm" svg:y="4.547cm">
              <text:p text:style-name="P1"><text:span text:style-name="T1">Power</text:span></text:p>
              <text:p text:style-name="P1"><text:span text:style-name="T1">manag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2.15cm" svg:height="1.02cm" svg:x="18.184cm" svg:y="3.389cm">
              <text:p text:style-name="P1"><text:span text:style-name="T1">Component</text:span></text:p>
              <text:p text:style-name="P1"><text:span text:style-name="T1">manag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2.15cm" svg:height="1.02cm" svg:x="18.184cm" svg:y="4.549cm">
              <text:p text:style-name="P1"><text:span text:style-name="T1">Networ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2.15cm" svg:height="1.02cm" svg:x="13.48cm" svg:y="3.389cm">
              <text:p text:style-name="P1"><text:span text:style-name="T1">Process</text:span></text:p>
              <text:p text:style-name="P1"><text:span text:style-name="T1">manag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23" draw:text-style-name="P1" draw:layer="layout" svg:x1="16.89cm" svg:y1="2.438cm" svg:x2="16.89cm" svg:y2="3.29cm" draw:start-shape="id7" draw:start-glue-point="2" draw:end-shape="id8" draw:end-glue-point="0" svg:d="m16890 2438v852">
            <text:p/>
          </draw:connector>
          <draw:custom-shape draw:style-name="gr24" draw:text-style-name="P9" draw:id="id7" draw:layer="layout" svg:width="2.497cm" svg:height="0.9cm" svg:x="15.642cm" svg:y="1.538cm">
            <text:p text:style-name="P1"><text:span text:style-name="T1">Application</text:span></text:p>
            <text:p text:style-name="P1"><text:span text:style-name="T1">softwa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0" draw:text-style-name="P1" draw:layer="layout" svg:width="6.524cm" svg:height="4.099cm" svg:x="11.471cm" svg:y="20.078cm">
          <draw:image xlink:href="Pictures/2000049900001D77000012853C2ABE65.svm" xlink:type="simple" xlink:show="embed" xlink:actuate="onLoad">
            <text:p/>
          </draw:image>
        </draw:frame>
        <draw:g>
          <draw:custom-shape draw:style-name="gr16" draw:text-style-name="P2" draw:layer="layout" svg:width="1.524cm" svg:height="0.991cm" svg:x="26.361cm" svg:y="16.248cm">
            <text:p text:style-name="P1"><text:span text:style-name="T1">CPU</text:span></text:p>
            <draw:enhanced-geometry svg:viewBox="0 0 21600 21600" draw:type="rectangle" draw:enhanced-path="M 0 0 L 21600 0 21600 21600 0 21600 0 0 Z N"/>
          </draw:custom-shape>
          <draw:g>
            <draw:custom-shape draw:style-name="gr17" draw:text-style-name="P2" draw:layer="layout" svg:width="6.06cm" svg:height="0.861cm" draw:transform="rotate (1.5707963267946) translate (24.792cm 19.773cm)">
              <draw:glue-point draw:id="4" svg:x="2.137cm" svg:y="3.045cm"/>
              <draw:glue-point draw:id="5" svg:x="1.904cm" svg:y="3.846cm"/>
              <draw:glue-point draw:id="6" svg:x="1.904cm" svg:y="3.436cm"/>
              <draw:glue-point draw:id="7" svg:x="2.264cm" svg:y="2.675cm"/>
              <draw:glue-point draw:id="8" svg:x="2.264cm" svg:y="2.347cm"/>
              <draw:glue-point draw:id="9" svg:x="2.264cm" svg:y="1.957cm"/>
              <draw:glue-point draw:id="10" svg:x="2.264cm" svg:y="1.629cm"/>
              <draw:glue-point draw:id="11" svg:x="2.264cm" svg:y="1.404cm"/>
              <draw:glue-point draw:id="12" svg:x="2.264cm" svg:y="0.932cm"/>
              <draw:glue-point draw:id="13" svg:x="2.264cm" svg:y="0.5cm"/>
              <draw:glue-point draw:id="14" svg:x="2.125cm" svg:y="0cm"/>
              <draw:glue-point draw:id="15" svg:x="2.264cm" svg:y="-0.477cm"/>
              <draw:glue-point draw:id="16" svg:x="2.264cm" svg:y="-0.887cm"/>
              <draw:glue-point draw:id="17" svg:x="2.264cm" svg:y="-1.338cm"/>
              <draw:glue-point draw:id="18" svg:x="2.264cm" svg:y="-1.748cm"/>
              <draw:glue-point draw:id="19" svg:x="2.264cm" svg:y="-2.201cm"/>
              <draw:glue-point draw:id="20" svg:x="2.264cm" svg:y="-2.611cm"/>
              <draw:glue-point draw:id="21" svg:x="2.264cm" svg:y="-2.96cm"/>
              <draw:glue-point draw:id="22" svg:x="2.334cm" svg:y="-3.23cm"/>
              <draw:glue-point draw:id="23" svg:x="2.264cm" svg:y="-3.595cm"/>
              <draw:glue-point draw:id="24" svg:x="-2.38cm" svg:y="-0.001cm"/>
              <draw:glue-point draw:id="25" svg:x="1.997cm" svg:y="-1.179cm"/>
              <text:p/>
              <draw:enhanced-geometry svg:viewBox="0 0 21600 21600" draw:text-areas="?f5 ?f1 ?f6 ?f3" draw:type="left-right-arrow" draw:modifiers="1874.32166732206 6239.443155452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5" draw:text-style-name="P6" draw:layer="layout" svg:width="0.242cm" svg:height="4.049cm" svg:x="25.101cm" svg:y="14.947cm">
              <draw:text-box>
                <text:p text:style-name="P5"><text:span text:style-name="T4">A</text:span></text:p>
                <text:p text:style-name="P5"><text:span text:style-name="T4">X</text:span></text:p>
                <text:p text:style-name="P5"><text:span text:style-name="T4">I</text:span></text:p>
                <text:p text:style-name="P5"><text:span text:style-name="T4">4</text:span></text:p>
                <text:p text:style-name="P5"/>
                <text:p text:style-name="P5"><text:span text:style-name="T4">b</text:span></text:p>
                <text:p text:style-name="P5"><text:span text:style-name="T4">u</text:span></text:p>
                <text:p text:style-name="P5"><text:span text:style-name="T4">s</text:span></text:p>
              </draw:text-box>
            </draw:frame>
          </draw:g>
          <draw:g>
            <draw:custom-shape draw:style-name="gr16" draw:text-style-name="P2" draw:layer="layout" svg:width="1.525cm" svg:height="0.986cm" svg:x="22.511cm" svg:y="16.908cm">
              <text:p text:style-name="P1"><text:span text:style-name="T1">Internal</text:span></text:p>
              <text:p text:style-name="P1"><text:span text:style-name="T1">RAM</text:span></text:p>
              <draw:enhanced-geometry svg:viewBox="0 0 21600 21600" draw:type="rectangle" draw:enhanced-path="M 0 0 L 21600 0 21600 21600 0 21600 0 0 Z N"/>
            </draw:custom-shape>
            <draw:custom-shape draw:style-name="gr16" draw:text-style-name="P2" draw:layer="layout" svg:width="1.524cm" svg:height="0.991cm" svg:x="22.511cm" svg:y="18.069cm">
              <text:p text:style-name="P1"><text:span text:style-name="T1">DDR3</text:span></text:p>
              <text:p text:style-name="P1"><text:span text:style-name="T1">Controller</text:span></text:p>
              <draw:enhanced-geometry svg:viewBox="0 0 21600 21600" draw:type="rectangle" draw:enhanced-path="M 0 0 L 21600 0 21600 21600 0 21600 0 0 Z N"/>
            </draw:custom-shape>
            <draw:custom-shape draw:style-name="gr16" draw:text-style-name="P2" draw:layer="layout" svg:width="1.524cm" svg:height="0.991cm" svg:x="22.511cm" svg:y="15.57cm">
              <text:p text:style-name="P1"><text:span text:style-name="T1">Timer</text:span></text:p>
              <draw:enhanced-geometry svg:viewBox="0 0 21600 21600" draw:type="rectangle" draw:enhanced-path="M 0 0 L 21600 0 21600 21600 0 21600 0 0 Z N"/>
            </draw:custom-shape>
            <draw:custom-shape draw:style-name="gr16" draw:text-style-name="P2" draw:layer="layout" svg:width="1.524cm" svg:height="0.991cm" svg:x="22.511cm" svg:y="14.427cm">
              <text:p text:style-name="P1"><text:span text:style-name="T1">IC</text:span></text:p>
              <draw:enhanced-geometry svg:viewBox="0 0 21600 21600" draw:type="rectangle" draw:enhanced-path="M 0 0 L 21600 0 21600 21600 0 21600 0 0 Z N"/>
            </draw:custom-shape>
          </draw:g>
          <draw:connector draw:style-name="gr13" draw:text-style-name="P1" draw:layer="layout" svg:x1="24.08cm" svg:y1="18.546cm" svg:x2="25.019cm" svg:y2="18.549cm" svg:d="m24080 18546h470v3h469">
            <text:p/>
          </draw:connector>
          <draw:connector draw:style-name="gr13" draw:text-style-name="P1" draw:layer="layout" svg:x1="24.081cm" svg:y1="17.447cm" svg:x2="25.02cm" svg:y2="17.45cm" svg:d="m24081 17447h470v3h469">
            <text:p/>
          </draw:connector>
          <draw:connector draw:style-name="gr13" draw:text-style-name="P1" draw:layer="layout" svg:x1="24.082cm" svg:y1="16.148cm" svg:x2="25.021cm" svg:y2="16.151cm" svg:d="m24082 16148h470v3h469">
            <text:p/>
          </draw:connector>
          <draw:connector draw:style-name="gr13" draw:text-style-name="P1" draw:layer="layout" svg:x1="24.082cm" svg:y1="14.948cm" svg:x2="25.021cm" svg:y2="14.951cm" svg:d="m24082 14948h470v3h469">
            <text:p/>
          </draw:connector>
          <draw:connector draw:style-name="gr13" draw:text-style-name="P1" draw:layer="layout" svg:x1="25.383cm" svg:y1="16.749cm" svg:x2="26.322cm" svg:y2="16.752cm" svg:d="m25383 16749h470v3h469">
            <text:p/>
          </draw:connector>
          <draw:connector draw:style-name="gr13" draw:text-style-name="P1" draw:layer="layout" svg:x1="22.049cm" svg:y1="16.746cm" svg:x2="25.029cm" svg:y2="16.743cm" svg:d="m22049 16746h1227v-3h1753">
            <text:p/>
          </draw:connector>
          <draw:frame draw:style-name="gr19" draw:text-style-name="P1" draw:layer="layout" svg:width="1.399cm" svg:height="1.133cm" svg:x="21.076cm" svg:y="16.194cm">
            <draw:text-box>
              <text:p text:style-name="P1"><text:span text:style-name="T1">To NoC</text:span></text:p>
            </draw:text-box>
          </draw:frame>
        </draw:g>
        <draw:frame draw:style-name="gr20" draw:text-style-name="P1" draw:layer="layout" svg:width="5.66cm" svg:height="5.105cm" svg:x="4.763cm" svg:y="19.941cm">
          <draw:image xlink:href="Pictures/200001A000001AD40000183301190621.svm" xlink:type="simple" xlink:show="embed" xlink:actuate="onLoad">
            <text:p/>
          </draw:image>
        </draw:frame>
        <draw:custom-shape draw:style-name="gr21" draw:text-style-name="P1" draw:layer="layout" svg:width="0.838cm" svg:height="0.777cm" svg:x="10.479cm" svg:y="22.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Tiago Mück</meta:initial-creator>
    <meta:creation-date>2011-01-28T14:48:19</meta:creation-date>
    <dc:date>2012-09-20T19:20:28</dc:date>
    <meta:editing-duration>PT07H29M56S</meta:editing-duration>
    <meta:editing-cycles>94</meta:editing-cycles>
    <meta:generator>OpenOffice.org/3.1$Unix OpenOffice.org_project/310m19$Build-9420</meta:generator>
    <meta:print-date>2011-08-20T15:00:02</meta:print-date>
    <dc:creator>Tiago Mück</dc:creator>
    <meta:document-statistic meta:object-count="167"/>
    <meta:user-defined meta:name="Info 1"/>
    <meta:user-defined meta:name="Info 2"/>
    <meta:user-defined meta:name="Info 3"/>
    <meta:user-defined meta:name="Info 4"/>
  </office:meta>
</office:document-meta>
</file>